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43in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475in"/>
    </style:style>
    <style:style style:name="TableColumn5" style:family="table-column">
      <style:table-column-properties style:column-width="1.475in"/>
    </style:style>
    <style:style style:name="Table1" style:family="table" style:master-page-name="MP0">
      <style:table-properties style:width="5.8986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color="#FFFFFF"/>
    </style:style>
    <style:style style:name="TableCell9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1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3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5" style:family="table-row">
      <style:table-row-properties/>
    </style:style>
    <style:style style:name="TableCell1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C9C9C9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C9C9C9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C9C9C9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Fuentedepárrafopredeter." style:family="text"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Fuentedepárrafopredeter." style:family="text"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TableCell34" style:family="table-cell">
      <style:table-cell-properties fo:border="0.0069in solid #C9C9C9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C9C9C9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7" style:family="table-cell">
      <style:table-cell-properties fo:border="0.0069in solid #C9C9C9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C9C9C9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C9C9C9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Row53" style:family="table-row">
      <style:table-row-properties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-top="0.0069in solid #A5A5A5" fo:border-left="0.0069in solid #A5A5A5" fo:border-bottom="0.0069in solid #C9C9C9" fo:border-right="none" fo:background-color="#A5A5A5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-top="0.0069in solid #A5A5A5" fo:border-left="none" fo:border-bottom="0.0069in solid #A5A5A5" fo:border-right="none" fo:background-color="#A5A5A5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66" style:family="table-cell">
      <style:table-cell-properties fo:border-top="0.0069in solid #A5A5A5" fo:border-left="none" fo:border-bottom="0.0069in solid #C9C9C9" fo:border-right="none" fo:background-color="#A5A5A5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68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69" style:parent-style-name="Normal" style:family="paragraph">
      <style:paragraph-properties fo:text-align="center" fo:margin-bottom="0in" fo:line-height="100%"/>
    </style:style>
    <style:style style:name="T70" style:parent-style-name="Fuentedepárrafopredeter.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71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72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73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74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75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P76" style:parent-style-name="Normal" style:family="paragraph">
      <style:paragraph-properties fo:text-align="center" fo:margin-bottom="0in" fo:line-height="100%"/>
    </style:style>
    <style:style style:name="T77" style:parent-style-name="Fuentedepárrafopredeter.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TableCell78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Row80" style:family="table-row">
      <style:table-row-properties/>
    </style:style>
    <style:style style:name="P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Row87" style:family="table-row">
      <style:table-row-properties/>
    </style:style>
    <style:style style:name="P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="0.0069in solid #C9C9C9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C9C9C9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Row94" style:family="table-row">
      <style:table-row-properties/>
    </style:style>
    <style:style style:name="P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Row101" style:family="table-row">
      <style:table-row-properties/>
    </style:style>
    <style:style style:name="P1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03" style:family="table-cell">
      <style:table-cell-properties fo:border="0.0069in solid #C9C9C9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C9C9C9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Row108" style:family="table-row">
      <style:table-row-properties/>
    </style:style>
    <style:style style:name="P1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Row115" style:family="table-row">
      <style:table-row-properties/>
    </style:style>
    <style:style style:name="P1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7" style:family="table-cell">
      <style:table-cell-properties fo:border="0.0069in solid #C9C9C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P119" style:parent-style-name="Normal" style:family="paragraph">
      <style:paragraph-properties fo:text-align="center" fo:margin-bottom="0in" fo:line-height="100%"/>
    </style:style>
    <style:style style:name="TableCell120" style:family="table-cell">
      <style:table-cell-properties fo:border="0.0069in solid #C9C9C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2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Row130" style:family="table-row">
      <style:table-row-properties/>
    </style:style>
    <style:style style:name="TableCell131" style:family="table-cell">
      <style:table-cell-properties fo:border="0.0069in solid #C9C9C9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3" style:family="table-cell">
      <style:table-cell-properties fo:border="0.0069in solid #C9C9C9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C9C9C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37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38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39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0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1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2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3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4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5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6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7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8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49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50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51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52" style:parent-style-name="Normal" style:family="paragraph">
      <style:paragraph-properties fo:text-align="center" fo:margin-bottom="0in" fo:line-height="100%"/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P153" style:parent-style-name="Normal" style:family="paragraph">
      <style:paragraph-properties fo:text-align="center" fo:margin-bottom="0in" fo:line-height="100%"/>
    </style:style>
    <style:style style:name="T154" style:parent-style-name="Fuentedepárrafopredeter." style:family="text">
      <style:text-properties style:font-name="Cambria Math" style:font-name-complex="Cambria Math" fo:color="#222222" fo:font-size="10.5pt" style:font-size-asian="10.5pt" style:font-size-complex="10.5pt" fo:background-color="#F9F9F9"/>
    </style:style>
    <style:style style:name="TableCell155" style:family="table-cell">
      <style:table-cell-properties fo:border="0.0069in solid #C9C9C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Row157" style:family="table-row">
      <style:table-row-properties/>
    </style:style>
    <style:style style:name="P1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Row164" style:family="table-row">
      <style:table-row-properties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66" style:family="table-cell">
      <style:table-cell-properties fo:border="0.0069in solid #C9C9C9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P168" style:parent-style-name="Normal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C9C9C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P176" style:parent-style-name="Normal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Row179" style:family="table-row">
      <style:table-row-properties/>
    </style:style>
    <style:style style:name="P1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1" style:family="table-cell">
      <style:table-cell-properties fo:border="0.0069in solid #C9C9C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P183" style:parent-style-name="Normal" style:family="paragraph">
      <style:paragraph-properties fo:text-align="center" fo:margin-bottom="0in" fo:line-height="100%"/>
    </style:style>
    <style:style style:name="TableCell184" style:family="table-cell">
      <style:table-cell-properties fo:border="0.0069in solid #C9C9C9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Row186" style:family="table-row">
      <style:table-row-properties/>
    </style:style>
    <style:style style:name="TableCell18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P191" style:parent-style-name="Normal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ableRow194" style:family="table-row">
      <style:table-row-properties/>
    </style:style>
    <style:style style:name="P1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6" style:family="table-cell">
      <style:table-cell-properties fo:border="0.0069in solid #C9C9C9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C9C9C9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Row201" style:family="table-row">
      <style:table-row-properties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0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Row208" style:family="table-row">
      <style:table-row-properties/>
    </style:style>
    <style:style style:name="P2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0" style:family="table-cell">
      <style:table-cell-properties fo:border="0.0069in solid #C9C9C9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C9C9C9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ableRow215" style:family="table-row">
      <style:table-row-properties/>
    </style:style>
    <style:style style:name="P2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P219" style:parent-style-name="Normal" style:family="paragraph">
      <style:paragraph-properties fo:text-align="center" fo:margin-bottom="0in" fo:line-height="100%"/>
    </style:style>
    <style:style style:name="TableCell22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="0.0069in solid #C9C9C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5" style:family="table-cell">
      <style:table-cell-properties fo:border="0.0069in solid #C9C9C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P227" style:parent-style-name="Normal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C9C9C9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00%"/>
    </style:style>
    <style:style style:name="TableRow230" style:family="table-row">
      <style:table-row-properties/>
    </style:style>
    <style:style style:name="P2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P234" style:parent-style-name="Normal" style:family="paragraph">
      <style:paragraph-properties fo:text-align="center" fo:margin-bottom="0in" fo:line-height="100%"/>
    </style:style>
    <style:style style:name="TableCell23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</style:style>
    <style:style style:name="TableRow237" style:family="table-row">
      <style:table-row-properties/>
    </style:style>
    <style:style style:name="P2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9" style:family="table-cell">
      <style:table-cell-properties fo:border="0.0069in solid #C9C9C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C9C9C9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Row244" style:family="table-row">
      <style:table-row-properties/>
    </style:style>
    <style:style style:name="P2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P248" style:parent-style-name="Normal" style:family="paragraph">
      <style:paragraph-properties fo:text-align="center" fo:margin-bottom="0in" fo:line-height="100%"/>
    </style:style>
    <style:style style:name="TableCell24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</style:style>
    <style:style style:name="TableRow251" style:family="table-row">
      <style:table-row-properties/>
    </style:style>
    <style:style style:name="TableCell252" style:family="table-cell">
      <style:table-cell-properties fo:border="0.0069in solid #C9C9C9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4" style:family="table-cell">
      <style:table-cell-properties fo:border="0.0069in solid #C9C9C9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C9C9C9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="0.0069in solid #C9C9C9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0" style:family="table-cell">
      <style:table-cell-properties fo:border="0.0069in solid #C9C9C9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C9C9C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274" style:parent-style-name="Fuentedepárrafopredeter." style:family="text">
      <style:text-properties style:font-name="Cambria Math" style:font-name-complex="Cambria Math" fo:color="#222222" fo:font-size="10.5pt" style:font-size-asian="10.5pt" style:font-size-complex="10.5pt" fo:background-color="#FFFFFF"/>
    </style:style>
    <style:style style:name="TableCell275" style:family="table-cell">
      <style:table-cell-properties fo:border="0.0069in solid #C9C9C9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8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P282" style:parent-style-name="Normal" style:family="paragraph">
      <style:paragraph-properties fo:text-align="center" fo:margin-bottom="0in" fo:line-height="100%"/>
    </style:style>
    <style:style style:name="TableCell28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/>
    </style:style>
    <style:style style:name="P285" style:parent-style-name="Normal" style:family="paragraph">
      <style:paragraph-properties fo:text-align="center" fo:margin-bottom="0in" fo:line-height="100%"/>
    </style:style>
    <style:style style:name="P286" style:parent-style-name="Normal" style:family="paragraph">
      <style:paragraph-properties fo:text-align="center" fo:margin-bottom="0in" fo:line-height="100%"/>
    </style:style>
    <style:style style:name="P287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ECEDENCIA<text:s/></text:p>
          </table:table-cell>
          <table:table-cell table:style-name="TableCell9">
            <text:p text:style-name="P10">OPERADOR</text:p>
          </table:table-cell>
          <table:table-cell table:style-name="TableCell11">
            <text:p text:style-name="P12">ASOCIATIVIDAD</text:p>
          </table:table-cell>
          <table:table-cell table:style-name="TableCell13">
            <text:p text:style-name="P14">SIMBOLO</text:p>
          </table:table-cell>
        </table:table-row>
        <table:table-row table:style-name="TableRow15">
          <table:table-cell table:style-name="TableCell16">
            <text:p text:style-name="P17">14</text:p>
          </table:table-cell>
          <table:table-cell table:style-name="TableCell18">
            <text:p text:style-name="P19">Agrupamiento</text:p>
          </table:table-cell>
          <table:table-cell table:style-name="TableCell20">
            <text:p text:style-name="P21">n/a</text:p>
          </table:table-cell>
          <table:table-cell table:style-name="TableCell22">
            <text:p text:style-name="P23">( … )</text:p>
          </table:table-cell>
        </table:table-row>
        <table:table-row table:style-name="TableRow24">
          <table:table-cell table:style-name="TableCell25">
            <text:p text:style-name="P26">13</text:p>
          </table:table-cell>
          <table:table-cell table:style-name="TableCell27">
            <text:p text:style-name="P28">Acceso al campo</text:p>
          </table:table-cell>
          <table:table-cell table:style-name="TableCell29" table:number-rows-spanned="2">
            <text:p text:style-name="P30"><text:span text:style-name="T31">⇒</text:span></text:p>
            <text:p text:style-name="P32"><text:span text:style-name="T33">⇒</text:span></text:p>
          </table:table-cell>
          <table:table-cell table:style-name="TableCell34">
            <text:p text:style-name="P35">… . …</text:p>
          </table:table-cell>
        </table:table-row>
        <table:table-row table:style-name="TableRow36">
          <table:table-cell table:style-name="TableCell37">
            <text:p text:style-name="P38">12</text:p>
          </table:table-cell>
          <table:table-cell table:style-name="TableCell39">
            <text:p text:style-name="P40">Llamada de función</text:p>
          </table:table-cell>
          <table:covered-table-cell>
            <text:p text:style-name="P41"/>
          </table:covered-table-cell>
          <table:table-cell table:style-name="TableCell42">
            <text:p text:style-name="P43">... ( … )</text:p>
          </table:table-cell>
        </table:table-row>
        <table:table-row table:style-name="TableRow44">
          <table:table-cell table:style-name="TableCell45" table:number-rows-spanned="2">
            <text:p text:style-name="P46">11</text:p>
          </table:table-cell>
          <table:table-cell table:style-name="TableCell47">
            <text:p text:style-name="P48">Incremento postfijo</text:p>
          </table:table-cell>
          <table:table-cell table:style-name="TableCell49">
            <text:p text:style-name="P50">n/a</text:p>
          </table:table-cell>
          <table:table-cell table:style-name="TableCell51">
            <text:p text:style-name="P52">… ++</text:p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Decremento postfijo</text:p>
          </table:table-cell>
          <table:table-cell table:style-name="TableCell57">
            <text:p text:style-name="P58">n/a</text:p>
          </table:table-cell>
          <table:table-cell table:style-name="TableCell59">
            <text:p text:style-name="P60">… --</text:p>
          </table:table-cell>
        </table:table-row>
        <table:table-row table:style-name="TableRow61">
          <table:table-cell table:style-name="TableCell62" table:number-rows-spanned="7">
            <text:p text:style-name="P63">10</text:p>
          </table:table-cell>
          <table:table-cell table:style-name="TableCell64">
            <text:p text:style-name="P65">NOT (NO) lógico</text:p>
          </table:table-cell>
          <table:table-cell table:style-name="TableCell66" table:number-rows-spanned="8">
            <text:p text:style-name="P67">⇐</text:p>
            <text:p text:style-name="P68">⇐</text:p>
            <text:p text:style-name="P69"><text:span text:style-name="T70">⇐</text:span></text:p>
            <text:p text:style-name="P71">⇐</text:p>
            <text:p text:style-name="P72">⇐</text:p>
            <text:p text:style-name="P73">⇐</text:p>
            <text:p text:style-name="P74">⇐</text:p>
            <text:p text:style-name="P75">⇐</text:p>
            <text:p text:style-name="P76"><text:span text:style-name="T77">⇐</text:span></text:p>
          </table:table-cell>
          <table:table-cell table:style-name="TableCell78">
            <text:p text:style-name="P79">¡ …</text:p>
          </table:table-cell>
        </table:table-row>
        <table:table-row table:style-name="TableRow80">
          <table:covered-table-cell>
            <text:p text:style-name="P81"/>
          </table:covered-table-cell>
          <table:table-cell table:style-name="TableCell82">
            <text:p text:style-name="P83">Signo de mas unario</text:p>
          </table:table-cell>
          <table:covered-table-cell>
            <text:p text:style-name="P84"/>
          </table:covered-table-cell>
          <table:table-cell table:style-name="TableCell85">
            <text:p text:style-name="P86">+ …</text:p>
          </table:table-cell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Negación unaria</text:p>
          </table:table-cell>
          <table:covered-table-cell>
            <text:p text:style-name="P91"/>
          </table:covered-table-cell>
          <table:table-cell table:style-name="TableCell92">
            <text:p text:style-name="P93">- <text:s/>…</text:p>
          </table: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>Incremento prefijo</text:p>
          </table:table-cell>
          <table:covered-table-cell>
            <text:p text:style-name="P98"/>
          </table:covered-table-cell>
          <table:table-cell table:style-name="TableCell99">
            <text:p text:style-name="P100">++ …</text:p>
          </table:table-cell>
        </table:table-row>
        <table:table-row table:style-name="TableRow101">
          <table:covered-table-cell>
            <text:p text:style-name="P102"/>
          </table:covered-table-cell>
          <table:table-cell table:style-name="TableCell103">
            <text:p text:style-name="P104">Decremento prefijo</text:p>
          </table:table-cell>
          <table:covered-table-cell>
            <text:p text:style-name="P105"/>
          </table:covered-table-cell>
          <table:table-cell table:style-name="TableCell106">
            <text:p text:style-name="P107">-- <text:s/>…</text:p>
          </table: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Tipo de dato</text:p>
          </table:table-cell>
          <table:covered-table-cell>
            <text:p text:style-name="P112"/>
          </table:covered-table-cell>
          <table:table-cell table:style-name="TableCell113">
            <text:p text:style-name="P114">typeof …</text:p>
          </table:table-cell>
        </table:table-row>
        <table:table-row table:style-name="TableRow115">
          <table:covered-table-cell>
            <text:p text:style-name="P116"/>
          </table:covered-table-cell>
          <table:table-cell table:style-name="TableCell117">
            <text:p text:style-name="P118">Eliminar</text:p>
          </table:table-cell>
          <table:covered-table-cell>
            <text:p text:style-name="P119"/>
          </table:covered-table-cell>
          <table:table-cell table:style-name="TableCell120">
            <text:p text:style-name="P121">delete …</text:p>
          </table:table-cell>
        </table:table-row>
        <table:table-row table:style-name="TableRow122">
          <table:table-cell table:style-name="TableCell123">
            <text:p text:style-name="P124">9</text:p>
          </table:table-cell>
          <table:table-cell table:style-name="TableCell125">
            <text:p text:style-name="P126">Exponencial</text:p>
          </table:table-cell>
          <table:covered-table-cell>
            <text:p text:style-name="P127"/>
          </table:covered-table-cell>
          <table:table-cell table:style-name="TableCell128">
            <text:p text:style-name="P129">… ** …</text:p>
          </table:table-cell>
        </table:table-row>
        <table:table-row table:style-name="TableRow130">
          <table:table-cell table:style-name="TableCell131" table:number-rows-spanned="3">
            <text:p text:style-name="P132">8</text:p>
          </table:table-cell>
          <table:table-cell table:style-name="TableCell133">
            <text:p text:style-name="P134">Multiplicación<text:s/></text:p>
          </table:table-cell>
          <table:table-cell table:style-name="TableCell135" table:number-rows-spanned="16">
            <text:p text:style-name="P136">⇒</text:p>
            <text:p text:style-name="P137">⇒</text:p>
            <text:p text:style-name="P138">⇒</text:p>
            <text:p text:style-name="P139">⇒</text:p>
            <text:p text:style-name="P140">⇒</text:p>
            <text:p text:style-name="P141">⇒</text:p>
            <text:p text:style-name="P142">⇒</text:p>
            <text:p text:style-name="P143">⇒</text:p>
            <text:p text:style-name="P144">⇒</text:p>
            <text:p text:style-name="P145">⇒</text:p>
            <text:p text:style-name="P146">⇒</text:p>
            <text:p text:style-name="P147">⇒</text:p>
            <text:p text:style-name="P148">⇒</text:p>
            <text:p text:style-name="P149">⇒</text:p>
            <text:p text:style-name="P150">⇒</text:p>
            <text:p text:style-name="P151">⇒</text:p>
            <text:p text:style-name="P152">⇒</text:p>
            <text:p text:style-name="P153"><text:span text:style-name="T154">⇒</text:span></text:p>
          </table:table-cell>
          <table:table-cell table:style-name="TableCell155">
            <text:p text:style-name="P156">… * …</text:p>
          </table:table-cell>
        </table:table-row>
        <table:table-row table:style-name="TableRow157">
          <table:covered-table-cell>
            <text:p text:style-name="P158"/>
          </table:covered-table-cell>
          <table:table-cell table:style-name="TableCell159">
            <text:p text:style-name="P160">Division<text:s/></text:p>
          </table:table-cell>
          <table:covered-table-cell>
            <text:p text:style-name="P161"/>
          </table:covered-table-cell>
          <table:table-cell table:style-name="TableCell162">
            <text:p text:style-name="P163">… / …</text:p>
          </table:table-cell>
        </table:table-row>
        <table:table-row table:style-name="TableRow164">
          <table:covered-table-cell>
            <text:p text:style-name="P165"/>
          </table:covered-table-cell>
          <table:table-cell table:style-name="TableCell166">
            <text:p text:style-name="P167">Residuo<text:s/></text:p>
          </table:table-cell>
          <table:covered-table-cell>
            <text:p text:style-name="P168"/>
          </table:covered-table-cell>
          <table:table-cell table:style-name="TableCell169">
            <text:p text:style-name="P170">… % …</text:p>
          </table:table-cell>
        </table:table-row>
        <table:table-row table:style-name="TableRow171">
          <table:table-cell table:style-name="TableCell172" table:number-rows-spanned="2">
            <text:p text:style-name="P173">7</text:p>
          </table:table-cell>
          <table:table-cell table:style-name="TableCell174">
            <text:p text:style-name="P175">Suma</text:p>
          </table:table-cell>
          <table:covered-table-cell>
            <text:p text:style-name="P176"/>
          </table:covered-table-cell>
          <table:table-cell table:style-name="TableCell177">
            <text:p text:style-name="P178">… + …<text:s/></text:p>
          </table:table-cell>
        </table:table-row>
        <table:table-row table:style-name="TableRow179">
          <table:covered-table-cell>
            <text:p text:style-name="P180"/>
          </table:covered-table-cell>
          <table:table-cell table:style-name="TableCell181">
            <text:p text:style-name="P182">Resta<text:s/></text:p>
          </table:table-cell>
          <table:covered-table-cell>
            <text:p text:style-name="P183"/>
          </table:covered-table-cell>
          <table:table-cell table:style-name="TableCell184">
            <text:p text:style-name="P185">… - …</text:p>
          </table:table-cell>
        </table:table-row>
        <table:table-row table:style-name="TableRow186">
          <table:table-cell table:style-name="TableCell187" table:number-rows-spanned="5">
            <text:p text:style-name="P188">6</text:p>
          </table:table-cell>
          <table:table-cell table:style-name="TableCell189">
            <text:p text:style-name="P190">Menor que</text:p>
          </table:table-cell>
          <table:covered-table-cell>
            <text:p text:style-name="P191"/>
          </table:covered-table-cell>
          <table:table-cell table:style-name="TableCell192">
            <text:p text:style-name="P193">… &lt; …</text:p>
          </table:table-cell>
        </table:table-row>
        <table:table-row table:style-name="TableRow194">
          <table:covered-table-cell>
            <text:p text:style-name="P195"/>
          </table:covered-table-cell>
          <table:table-cell table:style-name="TableCell196">
            <text:p text:style-name="P197">Menor o igual que</text:p>
          </table:table-cell>
          <table:covered-table-cell>
            <text:p text:style-name="P198"/>
          </table:covered-table-cell>
          <table:table-cell table:style-name="TableCell199">
            <text:p text:style-name="P200">… &lt;= …</text:p>
          </table:table-cell>
        </table:table-row>
        <table:table-row table:style-name="TableRow201">
          <table:covered-table-cell>
            <text:p text:style-name="P202"/>
          </table:covered-table-cell>
          <table:table-cell table:style-name="TableCell203">
            <text:p text:style-name="P204">Mayor que</text:p>
          </table:table-cell>
          <table:covered-table-cell>
            <text:p text:style-name="P205"/>
          </table:covered-table-cell>
          <table:table-cell table:style-name="TableCell206">
            <text:p text:style-name="P207">… &gt; …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Mayor o igual que</text:p>
          </table:table-cell>
          <table:covered-table-cell>
            <text:p text:style-name="P212"/>
          </table:covered-table-cell>
          <table:table-cell table:style-name="TableCell213">
            <text:p text:style-name="P214">… &gt;= …</text:p>
          </table:table-cell>
        </table:table-row>
        <table:table-row table:style-name="TableRow215">
          <table:covered-table-cell>
            <text:p text:style-name="P216"/>
          </table:covered-table-cell>
          <table:table-cell table:style-name="TableCell217">
            <text:p text:style-name="P218">Instancia de<text:s/></text:p>
          </table:table-cell>
          <table:covered-table-cell>
            <text:p text:style-name="P219"/>
          </table:covered-table-cell>
          <table:table-cell table:style-name="TableCell220">
            <text:p text:style-name="P221">… instanceof …</text:p>
          </table:table-cell>
        </table:table-row>
        <table:table-row table:style-name="TableRow222">
          <table:table-cell table:style-name="TableCell223" table:number-rows-spanned="4">
            <text:p text:style-name="P224">5</text:p>
          </table:table-cell>
          <table:table-cell table:style-name="TableCell225">
            <text:p text:style-name="P226">Igualdad<text:s/></text:p>
          </table:table-cell>
          <table:covered-table-cell>
            <text:p text:style-name="P227"/>
          </table:covered-table-cell>
          <table:table-cell table:style-name="TableCell228">
            <text:p text:style-name="P229">… == …</text:p>
          </table:table-cell>
        </table:table-row>
        <table:table-row table:style-name="TableRow230">
          <table:covered-table-cell>
            <text:p text:style-name="P231"/>
          </table:covered-table-cell>
          <table:table-cell table:style-name="TableCell232">
            <text:p text:style-name="P233">Desigualdad<text:s/></text:p>
          </table:table-cell>
          <table:covered-table-cell>
            <text:p text:style-name="P234"/>
          </table:covered-table-cell>
          <table:table-cell table:style-name="TableCell235">
            <text:p text:style-name="P236">… ¡= …</text:p>
          </table:table-cell>
        </table:table-row>
        <table:table-row table:style-name="TableRow237">
          <table:covered-table-cell>
            <text:p text:style-name="P238"/>
          </table:covered-table-cell>
          <table:table-cell table:style-name="TableCell239">
            <text:p text:style-name="P240">Igualdad estricta<text:s/></text:p>
          </table:table-cell>
          <table:covered-table-cell>
            <text:p text:style-name="P241"/>
          </table:covered-table-cell>
          <table:table-cell table:style-name="TableCell242">
            <text:p text:style-name="P243">… === …</text:p>
          </table:table-cell>
        </table:table-row>
        <table:table-row table:style-name="TableRow244">
          <table:covered-table-cell>
            <text:p text:style-name="P245"/>
          </table:covered-table-cell>
          <table:table-cell table:style-name="TableCell246">
            <text:p text:style-name="P247">Desigualdad estricta<text:s/></text:p>
          </table:table-cell>
          <table:covered-table-cell>
            <text:p text:style-name="P248"/>
          </table:covered-table-cell>
          <table:table-cell table:style-name="TableCell249">
            <text:p text:style-name="P250">… ¡== …</text:p>
          </table:table-cell>
        </table:table-row>
        <table:table-row table:style-name="TableRow251">
          <table:table-cell table:style-name="TableCell252">
            <text:p text:style-name="P253">4</text:p>
          </table:table-cell>
          <table:table-cell table:style-name="TableCell254">
            <text:p text:style-name="P255">AND (Y) lógico</text:p>
          </table:table-cell>
          <table:covered-table-cell>
            <text:p text:style-name="P256"/>
          </table:covered-table-cell>
          <table:table-cell table:style-name="TableCell257">
            <text:p text:style-name="P258">… &amp;&amp; …</text:p>
          </table:table-cell>
        </table:table-row>
        <table:table-row table:style-name="TableRow259">
          <table:table-cell table:style-name="TableCell260">
            <text:p text:style-name="P261">3</text:p>
          </table:table-cell>
          <table:table-cell table:style-name="TableCell262">
            <text:p text:style-name="P263">OR (O) lógico<text:s/></text:p>
          </table:table-cell>
          <table:covered-table-cell>
            <text:p text:style-name="P264"/>
          </table:covered-table-cell>
          <table:table-cell table:style-name="TableCell265">
            <text:p text:style-name="P266">… || …</text:p>
          </table:table-cell>
        </table:table-row>
        <table:table-row table:style-name="TableRow267">
          <table:table-cell table:style-name="TableCell268">
            <text:p text:style-name="P269">2</text:p>
          </table:table-cell>
          <table:table-cell table:style-name="TableCell270">
            <text:p text:style-name="P271">Condicional (ternary)</text:p>
          </table:table-cell>
          <table:table-cell table:style-name="TableCell272" table:number-rows-spanned="2">
            <text:p text:style-name="P273"><text:span text:style-name="T274">⇐</text:span></text:p>
          </table:table-cell>
          <table:table-cell table:style-name="TableCell275">
            <text:p text:style-name="P276">… ? … : …</text:p>
          </table:table-cell>
        </table:table-row>
        <table:table-row table:style-name="TableRow277">
          <table:table-cell table:style-name="TableCell278">
            <text:p text:style-name="P279">1</text:p>
          </table:table-cell>
          <table:table-cell table:style-name="TableCell280">
            <text:p text:style-name="P281">Asignación</text:p>
          </table:table-cell>
          <table:covered-table-cell>
            <text:p text:style-name="P282"/>
          </table:covered-table-cell>
          <table:table-cell table:style-name="TableCell283">
            <text:p text:style-name="P284">… = …</text:p>
            <text:p text:style-name="P285">… += …</text:p>
            <text:p text:style-name="P286">… *= …<text:s/></text:p>
            <text:p text:style-name="P287">… y otros operadores de asignació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IS DAVID ZAMBRANO IBARRA</meta:initial-creator>
    <dc:creator>ALEXIS DAVID ZAMBRANO IBARRA</dc:creator>
    <meta:creation-date>2023-04-05T00:39:00Z</meta:creation-date>
    <dc:date>2023-04-05T01:25:00Z</dc:date>
    <meta:template xlink:href="Normal" xlink:type="simple"/>
    <meta:editing-cycles>1</meta:editing-cycles>
    <meta:editing-duration>PT2760S</meta:editing-duration>
    <meta:document-statistic meta:page-count="1" meta:paragraph-count="1" meta:word-count="144" meta:character-count="941" meta:row-count="6" meta:non-whitespace-character-count="798"/>
  </office:meta>
</office:document-meta>
</file>